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6a767" officeooo:paragraph-rsid="0006a767"/>
    </style:style>
    <style:style style:name="P2" style:family="paragraph" style:parent-style-name="Standard">
      <style:text-properties officeooo:rsid="0006a767" officeooo:paragraph-rsid="0006a767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717d1"/>
    </style:style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5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717d1"/>
    </style:style>
    <style:style style:name="P6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8bb78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8fbfd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a1e96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be3df"/>
    </style:style>
    <style:style style:name="P10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1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1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1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1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1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60f0c" loext:opacity="100%" fo:letter-spacing="normal"/>
    </style:style>
    <style:style style:name="P23" style:family="paragraph" style:parent-style-name="Text_20_body">
      <style:text-properties officeooo:rsid="0006a767" officeooo:paragraph-rsid="0006a767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rsid="0006a767" officeooo:paragraph-rsid="000717d1"/>
    </style:style>
    <style:style style:name="T1" style:family="text">
      <style:text-properties fo:font-variant="normal" fo:text-transform="none" fo:color="#160f0c" loext:opacity="100%" style:font-name="inherit" fo:font-size="12.7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160f0c" loext:opacity="100%" style:font-name="inherit" fo:font-size="12.75pt" fo:letter-spacing="normal" fo:font-style="normal" fo:font-weight="bold" officeooo:rsid="0008fbfd" loext:padding="0cm" loext:border="none"/>
    </style:style>
    <style:style style:name="T3" style:family="text">
      <style:text-properties fo:font-variant="normal" fo:text-transform="none" fo:color="#160f0c" loext:opacity="100%" style:font-name="inherit" fo:font-size="12.75pt" fo:letter-spacing="normal" fo:font-style="italic" fo:font-weight="bold" loext:padding="0cm" loext:border="none"/>
    </style:style>
    <style:style style:name="T4" style:family="text">
      <style:text-properties fo:font-variant="normal" fo:text-transform="none" fo:color="#160f0c" loext:opacity="100%" style:font-name="inherit" fo:font-size="12.75pt" fo:letter-spacing="normal" fo:font-style="italic" fo:font-weight="bold" officeooo:rsid="000717d1" loext:padding="0cm" loext:border="none"/>
    </style:style>
    <style:style style:name="T5" style:family="text">
      <style:text-properties fo:font-variant="normal" fo:text-transform="none" fo:color="#160f0c" loext:opacity="100%" style:font-name="inherit" fo:font-size="12.75pt" fo:letter-spacing="normal" fo:font-style="italic" fo:font-weight="bold" officeooo:rsid="0008bb78" loext:padding="0cm" loext:border="none"/>
    </style:style>
    <style:style style:name="T6" style:family="text">
      <style:text-properties fo:font-variant="normal" fo:text-transform="none" fo:color="#160f0c" loext:opacity="100%" style:font-name="inherit" fo:font-size="12.75pt" fo:letter-spacing="normal" fo:font-style="italic" fo:font-weight="bold" officeooo:rsid="0008fbfd" loext:padding="0cm" loext:border="none"/>
    </style:style>
    <style:style style:name="T7" style:family="text">
      <style:text-properties fo:font-variant="normal" fo:text-transform="none" fo:color="#160f0c" loext:opacity="100%" style:font-name="inherit" fo:font-size="12.75pt" fo:letter-spacing="normal" fo:font-style="italic" style:text-underline-style="solid" style:text-underline-width="auto" style:text-underline-color="font-color" fo:font-weight="bold" officeooo:rsid="000717d1" loext:padding="0cm" loext:border="none"/>
    </style:style>
    <style:style style:name="T8" style:family="text">
      <style:text-properties fo:font-variant="normal" fo:text-transform="none" fo:color="#160f0c" loext:opacity="100%" style:font-name="inherit" fo:font-size="12.75pt" fo:letter-spacing="normal" fo:font-style="italic" style:text-underline-style="solid" style:text-underline-width="auto" style:text-underline-color="font-color" fo:font-weight="bold" officeooo:rsid="0008bb78" loext:padding="0cm" loext:border="none"/>
    </style:style>
    <style:style style:name="T9" style:family="text">
      <style:text-properties fo:font-variant="normal" fo:text-transform="none" fo:color="#160f0c" loext:opacity="100%" style:font-name="inherit" fo:font-size="12.75pt" fo:letter-spacing="normal" fo:font-style="italic" style:text-underline-style="solid" style:text-underline-width="auto" style:text-underline-color="font-color" fo:font-weight="bold" officeooo:rsid="0008fbfd" loext:padding="0cm" loext:border="none"/>
    </style:style>
    <style:style style:name="T10" style:family="text">
      <style:text-properties fo:font-variant="normal" fo:text-transform="none" fo:color="#160f0c" loext:opacity="100%" style:font-name="inherit" fo:font-size="12.75pt" fo:letter-spacing="normal" fo:font-style="italic" style:text-underline-style="solid" style:text-underline-width="auto" style:text-underline-color="font-color" fo:font-weight="bold" officeooo:rsid="000df675" loext:padding="0cm" loext:border="none"/>
    </style:style>
    <style:style style:name="T11" style:family="text">
      <style:text-properties fo:font-variant="normal" fo:text-transform="none" fo:color="#160f0c" loext:opacity="100%" style:font-name="inherit" fo:font-size="12.75pt" fo:letter-spacing="normal" fo:font-style="italic" style:text-underline-style="none" fo:font-weight="bold" officeooo:rsid="000717d1" loext:padding="0cm" loext:border="none"/>
    </style:style>
    <style:style style:name="T12" style:family="text">
      <style:text-properties fo:font-variant="normal" fo:text-transform="none" fo:color="#160f0c" loext:opacity="100%" style:font-name="inherit" fo:font-size="12.75pt" fo:letter-spacing="normal" fo:font-style="italic" style:text-underline-style="none" fo:font-weight="bold" officeooo:rsid="0008bb78" loext:padding="0cm" loext:border="none"/>
    </style:style>
    <style:style style:name="T13" style:family="text">
      <style:text-properties fo:font-variant="normal" fo:text-transform="none" fo:color="#160f0c" loext:opacity="100%" style:font-name="inherit" fo:font-size="12.75pt" fo:letter-spacing="normal" fo:font-style="italic" style:text-underline-style="none" fo:font-weight="bold" officeooo:rsid="0008fbfd" loext:padding="0cm" loext:border="none"/>
    </style:style>
    <style:style style:name="T14" style:family="text">
      <style:text-properties fo:font-variant="normal" fo:text-transform="none" fo:color="#160f0c" loext:opacity="100%" style:font-name="inherit" fo:font-size="12.75pt" fo:letter-spacing="normal" fo:font-style="italic" style:text-underline-style="none" fo:font-weight="bold" officeooo:rsid="000df675" loext:padding="0cm" loext:border="none"/>
    </style:style>
    <style:style style:name="T15" style:family="text">
      <style:text-properties fo:font-variant="normal" fo:text-transform="none" fo:color="#160f0c" loext:opacity="100%" style:font-name="inherit" fo:font-size="12.75pt" fo:letter-spacing="normal" fo:font-weight="bold" officeooo:rsid="0008bb78" loext:padding="0cm" loext:border="none"/>
    </style:style>
    <style:style style:name="T16" style:family="text">
      <style:text-properties fo:font-variant="normal" fo:text-transform="none" fo:color="#160f0c" loext:opacity="100%" style:font-name="inherit" fo:font-size="12.75pt" fo:letter-spacing="normal" officeooo:rsid="000c21aa" loext:padding="0cm" loext:border="none"/>
    </style:style>
    <style:style style:name="T17" style:family="text">
      <style:text-properties fo:font-variant="normal" fo:text-transform="none" fo:color="#160f0c" loext:opacity="100%" style:font-name="inherit" fo:font-size="12.75pt" fo:letter-spacing="normal" officeooo:rsid="000df675" loext:padding="0cm" loext:border="none"/>
    </style:style>
    <style:style style:name="T18" style:family="text">
      <style:text-properties fo:font-variant="normal" fo:text-transform="none" fo:color="#160f0c" loext:opacity="100%" style:font-name="Roboto" fo:font-size="12.75pt" fo:letter-spacing="normal" fo:font-style="normal" fo:font-weight="normal"/>
    </style:style>
    <style:style style:name="T19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none" fo:font-weight="bold" officeooo:rsid="0008fbfd" loext:padding="0cm" loext:border="none"/>
    </style:style>
    <style:style style:name="T20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none" fo:font-weight="bold" officeooo:rsid="000a1e96" loext:padding="0cm" loext:border="none"/>
    </style:style>
    <style:style style:name="T21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none" fo:font-weight="bold" officeooo:rsid="000be3df" loext:padding="0cm" loext:border="none"/>
    </style:style>
    <style:style style:name="T22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none" fo:font-weight="bold" officeooo:rsid="000df675" loext:padding="0cm" loext:border="none"/>
    </style:style>
    <style:style style:name="T23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solid" style:text-underline-width="auto" style:text-underline-color="font-color" fo:font-weight="bold" officeooo:rsid="0008fbfd" loext:padding="0cm" loext:border="none"/>
    </style:style>
    <style:style style:name="T24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solid" style:text-underline-width="auto" style:text-underline-color="font-color" fo:font-weight="bold" officeooo:rsid="000be3df" loext:padding="0cm" loext:border="none"/>
    </style:style>
    <style:style style:name="T25" style:family="text">
      <style:text-properties fo:font-variant="normal" fo:text-transform="none" fo:color="#160f0c" loext:opacity="100%" style:text-line-through-style="none" style:text-line-through-type="none" style:font-name="inherit" fo:font-size="12.75pt" fo:letter-spacing="normal" fo:font-style="italic" style:text-underline-style="solid" style:text-underline-width="auto" style:text-underline-color="font-color" fo:font-weight="bold" officeooo:rsid="000df675" loext:padding="0cm" loext:border="none"/>
    </style:style>
    <style:style style:name="T26" style:family="text">
      <style:text-properties fo:color="#fffff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1">A: </text:span></text:span><text:span text:style-name="Strong_20_Emphasis"><text:span text:style-name="Emphasis"><text:span text:style-name="T3">Good morning, </text:span></text:span></text:span><text:span text:style-name="Emphasis"><text:span text:style-name="T16">M</text:span></text:span><text:span text:style-name="Emphasis"><text:span text:style-name="T17">r Crespo</text:span></text:span><text:span text:style-name="Strong_20_Emphasis"><text:span text:style-name="T1">.</text:span></text:span></text:p>
      <text:p text:style-name="P22"/>
      <text:list xml:id="list3345400818" text:style-name="L2">
        <text:list-item>
          <text:p text:style-name="P3"><text:span text:style-name="Strong_20_Emphasis"><text:span text:style-name="T1">B: </text:span></text:span><text:span text:style-name="Strong_20_Emphasis"><text:span text:style-name="Emphasis"><text:span text:style-name="T3">Good morning, </text:span></text:span></text:span><text:span text:style-name="Emphasis"><text:span text:style-name="T11">Could you tell me your name and your surname?</text:span></text:span></text:p>
          <text:p text:style-name="P3"><text:span text:style-name="Emphasis"><text:span text:style-name="T11"/></text:span></text:p>
        </text:list-item>
        <text:list-item>
          <text:p text:style-name="P3"><text:span text:style-name="Emphasis"><text:span text:style-name="T4">A: Of course, my name is </text:span></text:span><text:span text:style-name="Emphasis"><text:span text:style-name="T10">Alvaro Yelamos</text:span></text:span></text:p>
          <text:p text:style-name="P3"><text:span text:style-name="Emphasis"><text:span text:style-name="T7"/></text:span></text:p>
        </text:list-item>
        <text:list-item>
          <text:p text:style-name="P3"><text:span text:style-name="Emphasis"><text:span text:style-name="T11">B: I need you to spell your</text:span></text:span><text:span text:style-name="Emphasis"><text:span text:style-name="T12">name and</text:span></text:span><text:span text:style-name="Emphasis"><text:span text:style-name="T11"> surname too, Could you do that for me?</text:span></text:span></text:p>
          <text:p text:style-name="P3"><text:span text:style-name="Emphasis"><text:span text:style-name="T11"/></text:span></text:p>
        </text:list-item>
        <text:list-item>
          <text:p text:style-name="P3"><text:span text:style-name="Emphasis"><text:span text:style-name="T11">A: Sure, my surname spelled is </text:span></text:span><text:span text:style-name="Emphasis"><text:span text:style-name="T14">nombre y apellido </text:span></text:span><text:span text:style-name="Emphasis"><text:span text:style-name="T7">deletreado</text:span></text:span></text:p>
          <text:p text:style-name="P3"><text:span text:style-name="Emphasis"><text:span text:style-name="T3"/></text:span></text:p>
        </text:list-item>
        <text:list-item>
          <text:p text:style-name="P3"><text:span text:style-name="Strong_20_Emphasis"><text:span text:style-name="Emphasis"><text:span text:style-name="T6">B</text:span></text:span></text:span><text:span text:style-name="Strong_20_Emphasis"><text:span text:style-name="Emphasis"><text:span text:style-name="T4">: P</text:span></text:span></text:span><text:span text:style-name="Strong_20_Emphasis"><text:span text:style-name="Emphasis"><text:span text:style-name="T3">leased to meet you </text:span></text:span></text:span><text:span text:style-name="Emphasis"><text:span text:style-name="T17">M</text:span></text:span><text:span text:style-name="Emphasis"><text:span text:style-name="T10">r Yelamos</text:span></text:span><text:span text:style-name="Strong_20_Emphasis"><text:span text:style-name="T1">. </text:span></text:span><text:span text:style-name="Strong_20_Emphasis"><text:span text:style-name="Emphasis"><text:span text:style-name="T3">Please, take a seat</text:span></text:span></text:span><text:span text:style-name="Strong_20_Emphasis"><text:span text:style-name="T1">.</text:span></text:span></text:p>
        </text:list-item>
      </text:list>
      <text:p text:style-name="P22"/>
      <text:list xml:id="list633560566" text:style-name="L3">
        <text:list-item>
          <text:p text:style-name="P4"><text:span text:style-name="Strong_20_Emphasis"><text:span text:style-name="T1">A: </text:span></text:span><text:span text:style-name="Strong_20_Emphasis"><text:span text:style-name="Emphasis"><text:span text:style-name="T3">Pleased to meet you too, and thank you for seeing me</text:span></text:span></text:span><text:span text:style-name="Strong_20_Emphasis"><text:span text:style-name="T1">. </text:span></text:span></text:p>
        </text:list-item>
      </text:list>
      <text:p text:style-name="P22"/>
      <text:list xml:id="list3889432546" text:style-name="L5">
        <text:list-item>
          <text:p text:style-name="P5"><text:span text:style-name="Strong_20_Emphasis"><text:span text:style-name="T2">B</text:span></text:span><text:span text:style-name="Strong_20_Emphasis"><text:span text:style-name="T1">: </text:span></text:span><text:span text:style-name="Strong_20_Emphasis"><text:span text:style-name="Emphasis"><text:span text:style-name="T3">Well</text:span></text:span></text:span><text:span text:style-name="Emphasis"><text:span text:style-name="T15">, first of all, Do yoy</text:span></text:span><text:span text:style-name="Emphasis"><text:span text:style-name="T5"> know the date and time of this interview?</text:span></text:span></text:p>
          <text:p text:style-name="P6"><text:span text:style-name="Emphasis"><text:span text:style-name="T5"/></text:span></text:p>
        </text:list-item>
        <text:list-item>
          <text:p text:style-name="P6"><text:span text:style-name="Emphasis"><text:span text:style-name="T6">A</text:span></text:span><text:span text:style-name="Emphasis"><text:span text:style-name="T5">: Yes, today is thirtyth of november of two thousand twenty three, and now it’s nine o’clock </text:span></text:span><text:span text:style-name="Emphasis"><text:span text:style-name="T6">in the morning</text:span></text:span><text:span text:style-name="Emphasis"><text:span text:style-name="T5">.</text:span></text:span></text:p>
          <text:p text:style-name="P6"><text:span text:style-name="Emphasis"><text:span text:style-name="T5"/></text:span></text:p>
        </text:list-item>
        <text:list-item>
          <text:p text:style-name="P6"><text:span text:style-name="Emphasis"><text:span text:style-name="T6">B</text:span></text:span><text:span text:style-name="Emphasis"><text:span text:style-name="T5">: That’s correct, we can start the interview now. I need to know about your origins, like your age and where were you born.</text:span></text:span></text:p>
          <text:p text:style-name="P6"><text:span text:style-name="Emphasis"><text:span text:style-name="T5"/></text:span></text:p>
        </text:list-item>
        <text:list-item>
          <text:p text:style-name="P6"><text:span text:style-name="Emphasis"><text:span text:style-name="T6">A</text:span></text:span><text:span text:style-name="Emphasis"><text:span text:style-name="T5">: That makes sense. I’m </text:span></text:span><text:span text:style-name="Emphasis"><text:span text:style-name="T8">años</text:span></text:span><text:span text:style-name="Emphasis"><text:span text:style-name="T12"> years old and I was born in Granada.</text:span></text:span></text:p>
          <text:p text:style-name="P6"><text:span text:style-name="Emphasis"><text:span text:style-name="T12"/></text:span></text:p>
        </text:list-item>
        <text:list-item>
          <text:p text:style-name="P6"><text:span text:style-name="Emphasis"><text:span text:style-name="T13">B</text:span></text:span><text:span text:style-name="Emphasis"><text:span text:style-name="T12">: Oh, a local I see.</text:span></text:span></text:p>
          <text:p text:style-name="P6"><text:span text:style-name="Emphasis"><text:span text:style-name="T12"/></text:span></text:p>
        </text:list-item>
        <text:list-item>
          <text:p text:style-name="P6"><text:span text:style-name="Emphasis"><text:span text:style-name="T13">A</text:span></text:span><text:span text:style-name="Emphasis"><text:span text:style-name="T12">: Yes, I’ve lived here all my life.</text:span></text:span></text:p>
          <text:p text:style-name="P6"><text:span text:style-name="Emphasis"><text:span text:style-name="T12"/></text:span></text:p>
        </text:list-item>
        <text:list-item>
          <text:p text:style-name="P6"><text:span text:style-name="Emphasis"><text:span text:style-name="T13">B</text:span></text:span><text:span text:style-name="Emphasis"><text:span text:style-name="T12">: That’s good to know, and that lead us to the next question too. Where do you live right now?</text:span></text:span></text:p>
          <text:p text:style-name="P6"><text:span text:style-name="Emphasis"><text:span text:style-name="T12"/></text:span></text:p>
        </text:list-item>
        <text:list-item>
          <text:p text:style-name="P6"><text:span text:style-name="Emphasis"><text:span text:style-name="T13">A</text:span></text:span><text:span text:style-name="Emphasis"><text:span text:style-name="T12">: </text:span></text:span><text:span text:style-name="Emphasis"><text:span text:style-name="T13">I live in </text:span></text:span><text:span text:style-name="Emphasis"><text:span text:style-name="T9">dirección entrevistado</text:span></text:span><text:span text:style-name="Emphasis"><text:span text:style-name="T13">.</text:span></text:span></text:p>
          <text:p text:style-name="P7"><text:span text:style-name="Emphasis"><text:span text:style-name="T13"/></text:span></text:p>
        </text:list-item>
        <text:list-item>
          <text:p text:style-name="P7"><text:span text:style-name="Emphasis"><text:span text:style-name="T13">B: And what is your phone number Mr </text:span></text:span><text:span text:style-name="Emphasis"><text:span text:style-name="T25">Yelamos</text:span></text:span><text:span text:style-name="Emphasis"><text:span text:style-name="T19">?</text:span></text:span></text:p>
          <text:p text:style-name="P7"><text:span text:style-name="Emphasis"><text:span text:style-name="T19"/></text:span></text:p>
        </text:list-item>
        <text:list-item>
          <text:p text:style-name="P7"><text:span text:style-name="Emphasis"><text:span text:style-name="T19">A: My phone number is 689 124 134</text:span></text:span></text:p>
          <text:p text:style-name="P7"><text:span text:style-name="Emphasis"><text:span text:style-name="T19"/></text:span></text:p>
        </text:list-item>
        <text:list-item>
          <text:p text:style-name="P7"><text:span text:style-name="Emphasis"><text:span text:style-name="T19">B: Good, do you live with someone? Like your family for example?</text:span></text:span></text:p>
          <text:p text:style-name="P7"><text:span text:style-name="Emphasis"><text:span text:style-name="T19"/></text:span></text:p>
        </text:list-item>
        <text:list-item>
          <text:p text:style-name="P7"><text:soft-page-break/><text:span text:style-name="Emphasis"><text:span text:style-name="T19">A: Yes, I live with my parents at the moment, until I get a job and get to become independent.</text:span></text:span></text:p>
          <text:p text:style-name="P7"><text:span text:style-name="Emphasis"><text:span text:style-name="T19"/></text:span></text:p>
        </text:list-item>
        <text:list-item>
          <text:p text:style-name="P7"><text:span text:style-name="Emphasis"><text:span text:style-name="T19">B: You really want this job then, is that correct Mr </text:span></text:span><text:span text:style-name="Emphasis"><text:span text:style-name="T22">Yelamos</text:span></text:span><text:span text:style-name="Emphasis"><text:span text:style-name="T23">?</text:span></text:span><text:span text:style-name="Emphasis"><text:span text:style-name="T19">.</text:span></text:span></text:p>
          <text:p text:style-name="P7"><text:span text:style-name="Emphasis"><text:span text:style-name="T19"/></text:span></text:p>
        </text:list-item>
        <text:list-item>
          <text:p text:style-name="P7"><text:span text:style-name="Emphasis"><text:span text:style-name="T19">A: Yes, this would be the next step in my life.</text:span></text:span></text:p>
          <text:p text:style-name="P7"><text:span text:style-name="Emphasis"><text:span text:style-name="T19"/></text:span></text:p>
        </text:list-item>
        <text:list-item>
          <text:p text:style-name="P7"><text:span text:style-name="Emphasis"><text:span text:style-name="T19">B: Well, then we better continue the interview. What is your educational background?</text:span></text:span></text:p>
          <text:p text:style-name="P7"><text:span text:style-name="Emphasis"><text:span text:style-name="T19"/></text:span></text:p>
        </text:list-item>
        <text:list-item>
          <text:p text:style-name="P7"><text:span text:style-name="Emphasis"><text:span text:style-name="T19">A: I’ve got a technician diploma in computing and a</text:span></text:span><text:span text:style-name="Emphasis"><text:span text:style-name="T20">n</text:span></text:span><text:span text:style-name="Emphasis"><text:span text:style-name="T19"> </text:span></text:span><text:span text:style-name="Emphasis"><text:span text:style-name="T20">advanced technician diploma in programing. I also have B2 english level certificated.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B: I was going to ask about the english level. Next I will need to know about your experience.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A: Of course, I have worked in an informatic shop for 1 year and in a school doing the maintenance for 8 months.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B: Goog, good. Before, you said something about becoming independent? I want to know your short and long term goals.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A: Well, like I said before, I want to finally go on my own with my partner as one of the first things I want to achieve, I also want to get a car in a time for having better mobility and get prestige in the field to always go for the better.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B: I like that you are ambitious, that means that you are willing to work hard here. Wwe are ending, now I want to know about your hobbies and interests, What do you do in your free time?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A: I always like to learn new things, I’m always getting updated,I like reading and playing videogames too, but I always do some research about the things that I find interesting.</text:span></text:span></text:p>
          <text:p text:style-name="P8"><text:span text:style-name="Emphasis"><text:span text:style-name="T20"/></text:span></text:p>
        </text:list-item>
        <text:list-item>
          <text:p text:style-name="P8"><text:span text:style-name="Emphasis"><text:span text:style-name="T20">B: Ok, and finally, What about your abilities and personality?</text:span></text:span></text:p>
          <text:p text:style-name="P8"><text:span text:style-name="Emphasis"><text:span text:style-name="T20"/></text:span></text:p>
        </text:list-item>
        <text:list-item>
          <text:p text:style-name="P9"><text:span text:style-name="Emphasis"><text:span text:style-name="T21">A: I’m kind of stubborn, I always defend my thoughts and I’m good convinving other people. I am <text:s/>also a fast learner and enjoy learning new things. I prefer working alone, but I can work with a team if needed.</text:span></text:span></text:p>
          <text:p text:style-name="P9"><text:span text:style-name="Emphasis"><text:span text:style-name="T21"/></text:span></text:p>
        </text:list-item>
        <text:list-item>
          <text:p text:style-name="P9"><text:soft-page-break/><text:span text:style-name="Emphasis"><text:span text:style-name="T21">B: Well, that was everything, it has been a pleasure.</text:span></text:span></text:p>
          <text:p text:style-name="P9"><text:span text:style-name="Emphasis"><text:span text:style-name="T21"/></text:span></text:p>
        </text:list-item>
        <text:list-item>
          <text:p text:style-name="P9"><text:span text:style-name="Emphasis"><text:span text:style-name="T21">A: Yes, for me too.</text:span></text:span></text:p>
          <text:p text:style-name="P9"><text:span text:style-name="Emphasis"><text:span text:style-name="T21"/></text:span></text:p>
        </text:list-item>
        <text:list-item>
          <text:p text:style-name="P9"><text:span text:style-name="Emphasis"><text:span text:style-name="T21">B: We wil</text:span></text:span><text:span text:style-name="Emphasis"><text:span text:style-name="T22">l</text:span></text:span><text:span text:style-name="Emphasis"><text:span text:style-name="T21"> call you Mr </text:span></text:span><text:span text:style-name="Emphasis"><text:span text:style-name="T25">Yelamos</text:span></text:span><text:span text:style-name="Emphasis"><text:span text:style-name="T21">, goodbye.</text:span></text:span></text:p>
          <text:p text:style-name="P9"><text:span text:style-name="Emphasis"><text:span text:style-name="T21"/></text:span></text:p>
        </text:list-item>
        <text:list-item>
          <text:p text:style-name="P9"><text:span text:style-name="Emphasis"><text:span text:style-name="T21">A: Thanks and goodbye Mr</text:span></text:span><text:span text:style-name="Emphasis"><text:span text:style-name="T24"> </text:span></text:span><text:span text:style-name="Emphasis"><text:span text:style-name="T25">Crespo</text:span></text:span><text:span text:style-name="Emphasis"><text:span text:style-name="T21">.</text:span></text:span></text:p>
        </text:list-item>
      </text:list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8:28:20.685000000</meta:creation-date>
    <meta:generator>LibreOffice/7.3.4.2$Windows_X86_64 LibreOffice_project/728fec16bd5f605073805c3c9e7c4212a0120dc5</meta:generator>
    <dc:date>2023-11-30T11:43:18.999000000</dc:date>
    <meta:editing-duration>PT33M38S</meta:editing-duration>
    <meta:editing-cycles>5</meta:editing-cycles>
    <meta:document-statistic meta:table-count="0" meta:image-count="0" meta:object-count="0" meta:page-count="3" meta:paragraph-count="66" meta:word-count="622" meta:character-count="2907" meta:non-whitespace-character-count="2383"/>
  </office:meta>
</office:document-meta>
</file>